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Arrow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7cm" svg:height="1cm" svg:x="3cm" svg:y="3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cm" svg:x="10cm" svg:y="3.7cm">
          <text:p text:style-name="P1">Interface I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3.3cm" svg:x2="9.8cm" svg:y2="3.3cm">
          <text:p/>
        </draw:line>
        <draw:line draw:style-name="gr2" draw:text-style-name="P2" draw:layer="layout" svg:x1="9.8cm" svg:y1="3.3cm" svg:x2="18cm" svg:y2="3.3cm">
          <text:p/>
        </draw:line>
        <draw:frame draw:style-name="gr3" draw:text-style-name="P3" draw:layer="layout" svg:width="1.425cm" svg:height="0.725cm" svg:x="6.1cm" svg:y="2.3cm">
          <draw:text-box>
            <text:p><text:span text:style-name="T1">54bit</text:span></text:p>
          </draw:text-box>
        </draw:frame>
        <draw:frame draw:style-name="gr3" draw:text-style-name="P3" draw:layer="layout" svg:width="1.425cm" svg:height="0.725cm" svg:x="13.202cm" svg:y="2.302cm">
          <draw:text-box>
            <text:p><text:span text:style-name="T1">64bit</text:span></text:p>
          </draw:text-box>
        </draw:frame>
        <draw:frame draw:style-name="gr3" draw:text-style-name="P3" draw:layer="layout" svg:width="6.425cm" svg:height="0.725cm" svg:x="2.201cm" svg:y="5.001cm">
          <draw:text-box>
            <text:p><text:span text:style-name="T1">先頭</text:span><text:span text:style-name="T1">10bit</text:span><text:span text:style-name="T1">はプレフィクス</text:span><text:span text:style-name="T1">fe80::/10</text:span></text:p>
          </draw:text-box>
        </draw:frame>
        <draw:custom-shape draw:style-name="gr1" draw:text-style-name="P1" draw:layer="layout" svg:width="1.3cm" svg:height="1cm" svg:x="2cm" svg:y="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3.3cm" svg:x2="2cm" svg:y2="3.3cm">
          <text:p/>
        </draw:line>
        <draw:frame draw:style-name="gr3" draw:text-style-name="P3" draw:layer="layout" svg:width="1.425cm" svg:height="0.725cm" svg:x="2.101cm" svg:y="2.301cm">
          <draw:text-box>
            <text:p><text:span text:style-name="T1">10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1:38:46.36</meta:creation-date>
    <dc:date>2012-08-09T02:04:24.41</dc:date>
    <meta:editing-duration>PT14M51S</meta:editing-duration>
    <meta:editing-cycles>3</meta:editing-cycles>
    <meta:generator>LibreOffice/3.6$Windows_x86 LibreOffice_project/932b512-69e3009-7a10e5c-fc86223-a55908</meta:generator>
    <meta:document-statistic meta:object-count="10"/>
  </office:meta>
</office:document-meta>
</file>